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3.704cm" style:rel-column-width="14268*"/>
    </style:style>
    <style:style style:name="Tabla8.B" style:family="table-column">
      <style:table-column-properties style:column-width="13.30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3.704cm" style:rel-column-width="14268*"/>
    </style:style>
    <style:style style:name="Tabla9.B" style:family="table-column">
      <style:table-column-properties style:column-width="13.30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3.704cm" style:rel-column-width="14268*"/>
    </style:style>
    <style:style style:name="Tabla10.B" style:family="table-column">
      <style:table-column-properties style:column-width="13.309cm" style:rel-column-width="51267*"/>
    </style:style>
    <style:style style:name="Tabla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704cm" style:rel-column-width="14268*"/>
    </style:style>
    <style:style style:name="Tabla11.B" style:family="table-column">
      <style:table-column-properties style:column-width="13.309cm" style:rel-column-width="51267*"/>
    </style:style>
    <style:style style:name="Tabla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3.704cm" style:rel-column-width="14268*"/>
    </style:style>
    <style:style style:name="Tabla12.B" style:family="table-column">
      <style:table-column-properties style:column-width="13.309cm" style:rel-column-width="51267*"/>
    </style:style>
    <style:style style:name="Tabla1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fo:margin-right="-0.012cm" table:align="margins"/>
    </style:style>
    <style:style style:name="Tabla13.A" style:family="table-column">
      <style:table-column-properties style:column-width="3.704cm" style:rel-column-width="14268*"/>
    </style:style>
    <style:style style:name="Tabla13.B" style:family="table-column">
      <style:table-column-properties style:column-width="13.309cm" style:rel-column-width="51267*"/>
    </style:style>
    <style:style style:name="Tabla1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013cm" fo:margin-left="0cm" fo:margin-right="-0.012cm" table:align="margins"/>
    </style:style>
    <style:style style:name="Tabla14.A" style:family="table-column">
      <style:table-column-properties style:column-width="3.704cm" style:rel-column-width="14268*"/>
    </style:style>
    <style:style style:name="Tabla14.B" style:family="table-column">
      <style:table-column-properties style:column-width="13.309cm" style:rel-column-width="51267*"/>
    </style:style>
    <style:style style:name="Tabla1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013cm" fo:margin-left="0cm" fo:margin-right="-0.012cm" table:align="margins"/>
    </style:style>
    <style:style style:name="Tabla15.A" style:family="table-column">
      <style:table-column-properties style:column-width="3.704cm" style:rel-column-width="14268*"/>
    </style:style>
    <style:style style:name="Tabla15.B" style:family="table-column">
      <style:table-column-properties style:column-width="13.309cm" style:rel-column-width="51267*"/>
    </style:style>
    <style:style style:name="Tabla1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013cm" fo:margin-left="0cm" fo:margin-right="-0.012cm" table:align="margins"/>
    </style:style>
    <style:style style:name="Tabla16.A" style:family="table-column">
      <style:table-column-properties style:column-width="3.704cm" style:rel-column-width="14268*"/>
    </style:style>
    <style:style style:name="Tabla16.B" style:family="table-column">
      <style:table-column-properties style:column-width="13.309cm" style:rel-column-width="51267*"/>
    </style:style>
    <style:style style:name="Tabla1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fo:margin-right="-0.012cm" table:align="margins"/>
    </style:style>
    <style:style style:name="Tabla17.A" style:family="table-column">
      <style:table-column-properties style:column-width="3.704cm" style:rel-column-width="14268*"/>
    </style:style>
    <style:style style:name="Tabla17.B" style:family="table-column">
      <style:table-column-properties style:column-width="13.309cm" style:rel-column-width="51267*"/>
    </style:style>
    <style:style style:name="Tabla1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13cm" fo:margin-left="0cm" fo:margin-right="-0.012cm" table:align="margins"/>
    </style:style>
    <style:style style:name="Tabla18.A" style:family="table-column">
      <style:table-column-properties style:column-width="3.704cm" style:rel-column-width="14268*"/>
    </style:style>
    <style:style style:name="Tabla18.B" style:family="table-column">
      <style:table-column-properties style:column-width="13.309cm" style:rel-column-width="51267*"/>
    </style:style>
    <style:style style:name="Tabla1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byssinica SIL" officeooo:rsid="0008ae36" officeooo:paragraph-rsid="0008ae36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08ae36" officeooo:paragraph-rsid="0008ae36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08ae36" style:font-size-asian="16pt" style:font-size-complex="16pt"/>
    </style:style>
    <style:style style:name="P4" style:family="paragraph" style:parent-style-name="Standard">
      <style:text-properties style:font-name="Abyssinica SIL" fo:font-size="16pt" style:text-underline-style="none" fo:font-weight="normal" officeooo:rsid="0008ae36" officeooo:paragraph-rsid="0008ae36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08ae36" style:font-size-asian="26pt" style:font-size-complex="26pt"/>
    </style:style>
    <style:style style:name="P6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08ae36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Abyssinica SIL" fo:font-size="18pt" style:text-underline-style="none" fo:font-weight="normal" officeooo:rsid="0008ae36" officeooo:paragraph-rsid="0008ae36" style:font-size-asian="15.75pt" style:font-weight-asian="normal" style:font-size-complex="18pt" style:font-weight-complex="normal"/>
    </style:style>
    <style:style style:name="P8" style:family="paragraph" style:parent-style-name="Standard">
      <style:text-properties style:font-name="Abyssinica SIL" fo:font-size="12pt" style:text-underline-style="none" fo:font-weight="normal" officeooo:rsid="0008ae36" officeooo:paragraph-rsid="0008ae3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byssinica SIL" fo:font-size="12pt" style:text-underline-style="none" fo:font-weight="normal" officeooo:rsid="0008ae36" officeooo:paragraph-rsid="000946d8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Abyssinica SIL" fo:font-size="12pt" style:text-underline-style="none" fo:font-weight="normal" officeooo:rsid="0008ae36" officeooo:paragraph-rsid="0009c7d7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Abyssinica SIL" fo:font-weight="bold" officeooo:paragraph-rsid="0009c7d7" style:font-weight-asian="bold"/>
    </style:style>
    <style:style style:name="P12" style:family="paragraph" style:parent-style-name="Standard">
      <style:text-properties style:font-name="Abyssinica SIL" fo:font-weight="bold" officeooo:rsid="000d034f" officeooo:paragraph-rsid="0009c7d7" style:font-weight-asian="bold"/>
    </style:style>
    <style:style style:name="P13" style:family="paragraph" style:parent-style-name="Standard">
      <style:text-properties style:font-name="Abyssinica SIL" fo:font-weight="bold" officeooo:rsid="000d2a0f" officeooo:paragraph-rsid="0009c7d7" style:font-weight-asian="bold"/>
    </style:style>
    <style:style style:name="P14" style:family="paragraph" style:parent-style-name="Standard">
      <style:text-properties style:font-name="Abyssinica SIL" fo:font-weight="bold" officeooo:rsid="001081bd" officeooo:paragraph-rsid="000946d8" style:font-weight-asian="bold" style:font-weight-complex="bold"/>
    </style:style>
    <style:style style:name="P15" style:family="paragraph" style:parent-style-name="Standard">
      <style:text-properties style:font-name="Abyssinica SIL" fo:font-weight="bold" officeooo:rsid="001081bd" officeooo:paragraph-rsid="000946d8" style:font-weight-asian="bold"/>
    </style:style>
    <style:style style:name="P16" style:family="paragraph" style:parent-style-name="Standard">
      <style:text-properties style:font-name="Abyssinica SIL" fo:font-weight="bold" officeooo:rsid="0010bd19" officeooo:paragraph-rsid="000946d8" style:font-weight-asian="bold"/>
    </style:style>
    <style:style style:name="P17" style:family="paragraph" style:parent-style-name="Standard">
      <style:text-properties style:font-name="Abyssinica SIL" officeooo:rsid="0010da71" officeooo:paragraph-rsid="0009c7d7"/>
    </style:style>
    <style:style style:name="P18" style:family="paragraph" style:parent-style-name="Standard">
      <style:text-properties style:font-name="Abyssinica SIL" officeooo:rsid="000d2a0f" officeooo:paragraph-rsid="0009c7d7"/>
    </style:style>
    <style:style style:name="P19" style:family="paragraph" style:parent-style-name="Standard">
      <style:text-properties style:font-name="Abyssinica SIL" officeooo:paragraph-rsid="0009c7d7"/>
    </style:style>
    <style:style style:name="P20" style:family="paragraph" style:parent-style-name="Standard">
      <style:text-properties style:font-name="Abyssinica SIL" officeooo:rsid="001423ae" officeooo:paragraph-rsid="0009c7d7"/>
    </style:style>
    <style:style style:name="P21" style:family="paragraph" style:parent-style-name="Standard">
      <style:text-properties style:font-name="Abyssinica SIL" officeooo:rsid="0011f356" officeooo:paragraph-rsid="0009c7d7"/>
    </style:style>
    <style:style style:name="P22" style:family="paragraph" style:parent-style-name="Standard">
      <style:text-properties style:font-name="Abyssinica SIL" officeooo:rsid="0015defc" officeooo:paragraph-rsid="0009c7d7"/>
    </style:style>
    <style:style style:name="P23" style:family="paragraph" style:parent-style-name="Standard">
      <style:text-properties style:font-name="Abyssinica SIL" officeooo:rsid="0012ca40" officeooo:paragraph-rsid="0009c7d7"/>
    </style:style>
    <style:style style:name="P24" style:family="paragraph" style:parent-style-name="Standard">
      <style:text-properties style:font-name="Abyssinica SIL" officeooo:rsid="0016e64a" officeooo:paragraph-rsid="0009c7d7"/>
    </style:style>
    <style:style style:name="P25" style:family="paragraph" style:parent-style-name="Standard">
      <style:text-properties style:font-name="Abyssinica SIL" officeooo:rsid="00183366" officeooo:paragraph-rsid="0009c7d7"/>
    </style:style>
    <style:style style:name="P26" style:family="paragraph" style:parent-style-name="Standard">
      <style:text-properties style:font-name="Abyssinica SIL" officeooo:rsid="0018b0e5" officeooo:paragraph-rsid="0009c7d7"/>
    </style:style>
    <style:style style:name="P27" style:family="paragraph" style:parent-style-name="Standard">
      <style:text-properties style:font-name="Abyssinica SIL" fo:font-weight="normal" officeooo:rsid="0010da71" officeooo:paragraph-rsid="0009c7d7" style:font-weight-asian="normal" style:font-weight-complex="normal"/>
    </style:style>
    <style:style style:name="P28" style:family="paragraph" style:parent-style-name="Standard">
      <style:text-properties style:font-name="Abyssinica SIL" officeooo:rsid="0010bd19" officeooo:paragraph-rsid="000946d8"/>
    </style:style>
    <style:style style:name="P29" style:family="paragraph" style:parent-style-name="Standard">
      <style:text-properties style:font-name="Abyssinica SIL" officeooo:rsid="001613fd" officeooo:paragraph-rsid="000946d8"/>
    </style:style>
    <style:style style:name="P30" style:family="paragraph" style:parent-style-name="Standard">
      <style:text-properties style:font-name="Abyssinica SIL" officeooo:rsid="0016ec7c" officeooo:paragraph-rsid="000946d8"/>
    </style:style>
    <style:style style:name="P31" style:family="paragraph" style:parent-style-name="Standard">
      <style:text-properties style:font-name="Abyssinica SIL" officeooo:rsid="001dc5b5" officeooo:paragraph-rsid="000946d8"/>
    </style:style>
    <style:style style:name="P32" style:family="paragraph" style:parent-style-name="Standard">
      <style:text-properties style:font-name="Abyssinica SIL" officeooo:paragraph-rsid="000946d8"/>
    </style:style>
    <style:style style:name="P33" style:family="paragraph" style:parent-style-name="Standard">
      <style:text-properties style:font-name="Abyssinica SIL" officeooo:rsid="001dd251" officeooo:paragraph-rsid="000946d8"/>
    </style:style>
    <style:style style:name="P34" style:family="paragraph" style:parent-style-name="Standard">
      <style:text-properties style:font-name="Abyssinica SIL" officeooo:rsid="001e20e5" officeooo:paragraph-rsid="000946d8"/>
    </style:style>
    <style:style style:name="P35" style:family="paragraph" style:parent-style-name="Standard">
      <style:text-properties style:font-name="Abyssinica SIL" officeooo:rsid="001e4b4b" officeooo:paragraph-rsid="000946d8"/>
    </style:style>
    <style:style style:name="P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08ae36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08ae36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byssinica SIL" fo:font-weight="bold" officeooo:paragraph-rsid="0009c7d7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byssinica SIL" fo:font-weight="bold" officeooo:paragraph-rsid="000946d8" style:font-weight-asian="bold" style:font-weight-complex="bold"/>
    </style:style>
    <style:style style:name="P40" style:family="paragraph" style:parent-style-name="Standard" style:list-style-name="L1">
      <style:text-properties style:font-name="Abyssinica SIL" officeooo:rsid="0015defc" officeooo:paragraph-rsid="0009c7d7"/>
    </style:style>
    <style:style style:name="P41" style:family="paragraph" style:parent-style-name="Standard" style:list-style-name="L1">
      <style:text-properties style:font-name="Abyssinica SIL" officeooo:paragraph-rsid="0009c7d7"/>
    </style:style>
    <style:style style:name="P42" style:family="paragraph" style:parent-style-name="Standard" style:list-style-name="L1">
      <style:text-properties style:font-name="Abyssinica SIL" officeooo:rsid="00183366" officeooo:paragraph-rsid="0009c7d7"/>
    </style:style>
    <style:style style:name="P43" style:family="paragraph" style:parent-style-name="Standard" style:list-style-name="L1">
      <style:text-properties style:font-name="Abyssinica SIL" officeooo:rsid="0018b0e5" officeooo:paragraph-rsid="0009c7d7"/>
    </style:style>
    <style:style style:name="P44" style:family="paragraph" style:parent-style-name="Standard" style:list-style-name="L2">
      <style:text-properties style:font-name="Abyssinica SIL" officeooo:rsid="0018b0e5" officeooo:paragraph-rsid="0009c7d7"/>
    </style:style>
    <style:style style:name="P45" style:family="paragraph" style:parent-style-name="Standard" style:list-style-name="L2">
      <style:text-properties style:font-name="Abyssinica SIL" officeooo:rsid="001b3939" officeooo:paragraph-rsid="0009c7d7"/>
    </style:style>
    <style:style style:name="P46" style:family="paragraph" style:parent-style-name="Standard" style:list-style-name="L3">
      <style:text-properties style:font-name="Abyssinica SIL" officeooo:rsid="001613fd" officeooo:paragraph-rsid="000946d8"/>
    </style:style>
    <style:style style:name="P47" style:family="paragraph" style:parent-style-name="Standard" style:list-style-name="L4">
      <style:text-properties style:font-name="Abyssinica SIL" officeooo:rsid="0017f89e" officeooo:paragraph-rsid="000946d8"/>
    </style:style>
    <style:style style:name="P48" style:family="paragraph" style:parent-style-name="Standard" style:list-style-name="L4">
      <style:text-properties style:font-name="Abyssinica SIL" officeooo:rsid="001bea9d" officeooo:paragraph-rsid="000946d8"/>
    </style:style>
    <style:style style:name="P49" style:family="paragraph" style:parent-style-name="Standard" style:list-style-name="L5">
      <style:text-properties style:font-name="Abyssinica SIL" officeooo:rsid="001dc5b5" officeooo:paragraph-rsid="000946d8"/>
    </style:style>
    <style:style style:name="P50" style:family="paragraph" style:parent-style-name="Standard" style:list-style-name="L6">
      <style:text-properties style:font-name="Abyssinica SIL" officeooo:rsid="001dd251" officeooo:paragraph-rsid="000946d8"/>
    </style:style>
    <style:style style:name="P51" style:family="paragraph" style:parent-style-name="Standard" style:list-style-name="L7">
      <style:text-properties style:font-name="Abyssinica SIL" officeooo:rsid="001e20e5" officeooo:paragraph-rsid="000946d8"/>
    </style:style>
    <style:style style:name="P52" style:family="paragraph" style:parent-style-name="Standard" style:list-style-name="L8">
      <style:text-properties style:font-name="Abyssinica SIL" officeooo:rsid="001e20e5" officeooo:paragraph-rsid="000946d8"/>
    </style:style>
    <style:style style:name="P53" style:family="paragraph" style:parent-style-name="Standard" style:list-style-name="L9">
      <style:text-properties style:font-name="Abyssinica SIL" officeooo:rsid="001e20e5" officeooo:paragraph-rsid="000946d8"/>
    </style:style>
    <style:style style:name="P54" style:family="paragraph" style:parent-style-name="Standard" style:list-style-name="L10">
      <style:text-properties style:font-name="Abyssinica SIL" officeooo:rsid="001e20e5" officeooo:paragraph-rsid="000946d8"/>
    </style:style>
    <style:style style:name="P55" style:family="paragraph" style:parent-style-name="Standard" style:list-style-name="L11">
      <style:text-properties style:font-name="Abyssinica SIL" officeooo:rsid="001e20e5" officeooo:paragraph-rsid="000946d8"/>
    </style:style>
    <style:style style:name="P56" style:family="paragraph" style:parent-style-name="Standard" style:list-style-name="L12">
      <style:text-properties style:font-name="Abyssinica SIL" officeooo:paragraph-rsid="000946d8"/>
    </style:style>
    <style:style style:name="P57" style:family="paragraph" style:parent-style-name="Standard" style:list-style-name="L10">
      <style:text-properties style:font-name="Abyssinica SIL" officeooo:rsid="001e4b4b" officeooo:paragraph-rsid="000946d8"/>
    </style:style>
    <style:style style:name="P58" style:family="paragraph" style:parent-style-name="Standard" style:list-style-name="L13">
      <style:text-properties style:font-name="Abyssinica SIL" officeooo:rsid="001e4b4b" officeooo:paragraph-rsid="000946d8"/>
    </style:style>
    <style:style style:name="P59" style:family="paragraph" style:parent-style-name="Standard" style:list-style-name="L14">
      <style:text-properties style:font-name="Abyssinica SIL" officeooo:paragraph-rsid="000946d8"/>
    </style:style>
    <style:style style:name="P60" style:family="paragraph" style:parent-style-name="Standard">
      <style:text-properties style:font-name="Abyssinica SIL" fo:font-size="12pt" style:text-underline-style="none" fo:font-weight="normal" officeooo:rsid="0008ae36" officeooo:paragraph-rsid="000946d8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Abyssinica SIL" fo:font-size="12pt" style:text-underline-style="solid" style:text-underline-width="auto" style:text-underline-color="font-color" fo:font-weight="normal" officeooo:rsid="0008ae36" officeooo:paragraph-rsid="000946d8" style:font-size-asian="10.5pt" style:font-weight-asian="normal" style:font-size-complex="12pt" style:font-weight-complex="normal"/>
    </style:style>
    <style:style style:name="T1" style:family="text">
      <style:text-properties officeooo:rsid="000946d8"/>
    </style:style>
    <style:style style:name="T2" style:family="text">
      <style:text-properties officeooo:rsid="0016ec7c"/>
    </style:style>
    <style:style style:name="T3" style:family="text">
      <style:text-properties officeooo:rsid="00126fad"/>
    </style:style>
    <style:style style:name="T4" style:family="text">
      <style:text-properties officeooo:rsid="0019b763"/>
    </style:style>
    <style:style style:name="T5" style:family="text">
      <style:text-properties officeooo:rsid="001435a5"/>
    </style:style>
    <style:style style:name="T6" style:family="text">
      <style:text-properties officeooo:rsid="0010bd19"/>
    </style:style>
    <style:style style:name="T7" style:family="text">
      <style:text-properties officeooo:rsid="001e4b4b"/>
    </style:style>
    <style:style style:name="T8" style:family="text">
      <style:text-properties officeooo:rsid="0010da71"/>
    </style:style>
    <style:style style:name="T9" style:family="text">
      <style:text-properties officeooo:rsid="000d034f"/>
    </style:style>
    <style:style style:name="T10" style:family="text">
      <style:text-properties officeooo:rsid="0011f356"/>
    </style:style>
    <style:style style:name="T11" style:family="text">
      <style:text-properties officeooo:rsid="001423ae"/>
    </style:style>
    <style:style style:name="T12" style:family="text">
      <style:text-properties officeooo:rsid="00183366"/>
    </style:style>
    <style:style style:name="T13" style:family="text">
      <style:text-properties officeooo:rsid="0018b0e5"/>
    </style:style>
    <style:style style:name="T14" style:family="text">
      <style:text-properties officeooo:rsid="000d2a0f"/>
    </style:style>
    <style:style style:name="T15" style:family="text">
      <style:text-properties officeooo:rsid="001b3939"/>
    </style:style>
    <style:style style:name="T16" style:family="text">
      <style:text-properties officeooo:rsid="0015defc"/>
    </style:style>
    <style:style style:name="T17" style:family="text">
      <style:text-properties fo:font-weight="normal" officeooo:rsid="0010da71" style:font-weight-asian="normal" style:font-weight-complex="normal"/>
    </style:style>
    <style:style style:name="T18" style:family="text">
      <style:text-properties fo:font-weight="normal" officeooo:rsid="001423ae" style:font-weight-asian="normal" style:font-weight-complex="normal"/>
    </style:style>
    <style:style style:name="T19" style:family="text">
      <style:text-properties fo:font-weight="normal" officeooo:rsid="0011f35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áctica 3-Segunda parte</text:p>
      <text:p text:style-name="P3">Ingeniería de requisitos: </text:p>
      <text:p text:style-name="P3">Contratos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30 de Abril de 2018</text:p>
      <text:p text:style-name="P36"/>
      <text:p text:style-name="P1"/>
      <text:p text:style-name="P1"/>
      <text:p text:style-name="P1"/>
      <text:p text:style-name="P6">Índice</text:p>
      <text:p text:style-name="P8"/>
      <text:p text:style-name="P4">1. Contratos</text:p>
      <text:p text:style-name="P8"/>
      <text:p text:style-name="P8"><text:tab/>1.1. Atención al cliente</text:p>
      <text:p text:style-name="P8"/>
      <text:p text:style-name="P8"><text:tab/>1.2. Gestión de Almacenes</text:p>
      <text:p text:style-name="P8"/>
      <text:p text:style-name="P8"><text:tab/>1.3. Gestión de Flotas</text:p>
      <text:p text:style-name="P8"/>
      <text:p text:style-name="P8"><text:tab/>1.4. Gestión de Transportes</text:p>
      <text:p text:style-name="P8"/>
      <text:p text:style-name="P8"/>
      <text:p text:style-name="P37"/>
      <text:p text:style-name="P8"/>
      <text:p text:style-name="P8"/>
      <text:p text:style-name="P7">1.Contratos</text:p>
      <text:p text:style-name="P8"/>
      <text:p text:style-name="P8">1.1. Atención al cliente (<text:span text:style-name="T1">Manuel Ortiz Hita)</text:span></text:p>
      <text:p text:style-name="P8"/>
      <text:p text:style-name="P9">1.2. Gestión de Almacenes <text:span text:style-name="T1">(Alba Aurora Moreno Peinado)</text:span></text:p>
      <text:p text:style-name="P9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8">Nombre</text:p>
          </table:table-cell>
          <table:table-cell table:style-name="Tabla8.B1" office:value-type="string">
            <text:p text:style-name="P11"><text:span text:style-name="T8">estadoEnvio=consultaEstadoEnvio</text:span>(<text:span text:style-name="T9">idEnvio</text:span>)</text:p>
          </table:table-cell>
        </table:table-row>
        <table:table-row>
          <table:table-cell table:style-name="Tabla8.A2" office:value-type="string">
            <text:p text:style-name="P38">Responsabilidad</text:p>
          </table:table-cell>
          <table:table-cell table:style-name="Tabla8.B8" office:value-type="string">
            <text:p text:style-name="P17">Proporciona información sobre el envío <text:span text:style-name="T10">identificado por idEnvio</text:span> y su estado</text:p>
          </table:table-cell>
        </table:table-row>
        <table:table-row>
          <table:table-cell table:style-name="Tabla8.A2" office:value-type="string">
            <text:p text:style-name="P38">Tipo</text:p>
          </table:table-cell>
          <table:table-cell table:style-name="Tabla8.B8" office:value-type="string">
            <text:p text:style-name="P18">Envíamelo</text:p>
          </table:table-cell>
        </table:table-row>
        <table:table-row>
          <table:table-cell table:style-name="Tabla8.A2" office:value-type="string">
            <text:p text:style-name="P38">Notas</text:p>
          </table:table-cell>
          <table:table-cell table:style-name="Tabla8.B8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38">Excepciones</text:p>
          </table:table-cell>
          <table:table-cell table:style-name="Tabla8.B8" office:value-type="string">
            <text:p text:style-name="P20">Que no exista el envío identificado por idEnvio</text:p>
          </table:table-cell>
        </table:table-row>
        <text:soft-page-break/>
        <table:table-row>
          <table:table-cell table:style-name="Tabla8.A2" office:value-type="string">
            <text:p text:style-name="P38">Salida</text:p>
          </table:table-cell>
          <table:table-cell table:style-name="Tabla8.B8" office:value-type="string">
            <text:p text:style-name="P21">estadoEnvio={TipoEstado, <text:span text:style-name="T11">estante, numeroE, numeroZ, letra</text:span>}, <text:span text:style-name="T11">siendo numeroE atributo de la clase Estanteria y numeroZ atributo de la clase Zona</text:span></text:p>
          </table:table-cell>
        </table:table-row>
        <table:table-row>
          <table:table-cell table:style-name="Tabla8.A2" office:value-type="string">
            <text:p text:style-name="P38">Precondiciones</text:p>
          </table:table-cell>
          <table:table-cell table:style-name="Tabla8.B8" office:value-type="string">
            <text:p text:style-name="P19"/>
          </table:table-cell>
        </table:table-row>
        <table:table-row>
          <table:table-cell table:style-name="Tabla8.A2" office:value-type="string">
            <text:p text:style-name="P38">Postcondiciones</text:p>
          </table:table-cell>
          <table:table-cell table:style-name="Tabla8.B8" office:value-type="string">
            <text:p text:style-name="P19"/>
          </table:table-cell>
        </table:table-row>
      </table:table>
      <text:p text:style-name="P10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8">Nombre</text:p>
          </table:table-cell>
          <table:table-cell table:style-name="Tabla9.B1" office:value-type="string">
            <text:p text:style-name="P12">almacenarEnvio(idAlmacen, idEnvio)</text:p>
          </table:table-cell>
        </table:table-row>
        <table:table-row>
          <table:table-cell table:style-name="Tabla9.A2" office:value-type="string">
            <text:p text:style-name="P38">Responsabilidad</text:p>
          </table:table-cell>
          <table:table-cell table:style-name="Tabla9.B8" office:value-type="string">
            <text:p text:style-name="P21">Mantiene el envío identificado por idEnvio en el almacen identificado por idAlmacen</text:p>
          </table:table-cell>
        </table:table-row>
        <table:table-row>
          <table:table-cell table:style-name="Tabla9.A2" office:value-type="string">
            <text:p text:style-name="P38">Tipo</text:p>
          </table:table-cell>
          <table:table-cell table:style-name="Tabla9.B8" office:value-type="string">
            <text:p text:style-name="P18">Envíamelo</text:p>
          </table:table-cell>
        </table:table-row>
        <table:table-row>
          <table:table-cell table:style-name="Tabla9.A2" office:value-type="string">
            <text:p text:style-name="P38">Notas</text:p>
          </table:table-cell>
          <table:table-cell table:style-name="Tabla9.B8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38">Excepciones</text:p>
          </table:table-cell>
          <table:table-cell table:style-name="Tabla9.B8" office:value-type="string">
            <text:p text:style-name="P22">Que el envío identificado por idEnvio haya sido almacenado previamente</text:p>
          </table:table-cell>
        </table:table-row>
        <table:table-row>
          <table:table-cell table:style-name="Tabla9.A2" office:value-type="string">
            <text:p text:style-name="P38">Salida</text:p>
          </table:table-cell>
          <table:table-cell table:style-name="Tabla9.B8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38">Precondiciones</text:p>
          </table:table-cell>
          <table:table-cell table:style-name="Tabla9.B8" office:value-type="string">
            <text:p text:style-name="P22">Que no exista el el envío identificado por idEnvio o el almacén identificado por idAlmacen</text:p>
          </table:table-cell>
        </table:table-row>
        <table:table-row>
          <table:table-cell table:style-name="Tabla9.A2" office:value-type="string">
            <text:p text:style-name="P38">Postcondiciones</text:p>
          </table:table-cell>
          <table:table-cell table:style-name="Tabla9.B8" office:value-type="string">
            <text:list xml:id="list6519043551790470526" text:style-name="L1">
              <text:list-item>
                <text:p text:style-name="P40">Se creó un enlace entre el objeto almacen identificado por idAlmacen y el objeto envío identificado por idEnvio</text:p>
              </text:list-item>
            </text:list>
          </table:table-cell>
        </table:table-row>
      </table:table>
      <text:p text:style-name="P10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8">Nombre</text:p>
          </table:table-cell>
          <table:table-cell table:style-name="Tabla10.B1" office:value-type="string">
            <text:p text:style-name="P12"><text:span text:style-name="T8">listaidEnviosADescargar=</text:span>descargarEnviosTransportadosParada(idRuta, idParada)</text:p>
          </table:table-cell>
        </table:table-row>
        <table:table-row>
          <table:table-cell table:style-name="Tabla10.A2" office:value-type="string">
            <text:p text:style-name="P38">Responsabilidad</text:p>
          </table:table-cell>
          <table:table-cell table:style-name="Tabla10.B8" office:value-type="string">
            <text:p text:style-name="P23">Realiza la descarga de envíos transportados a través de una ruta identificada por idRuta a una parada identificada por idParada proporcionando una lista de envíos a descargar</text:p>
          </table:table-cell>
        </table:table-row>
        <table:table-row>
          <table:table-cell table:style-name="Tabla10.A2" office:value-type="string">
            <text:p text:style-name="P38">Tipo</text:p>
          </table:table-cell>
          <table:table-cell table:style-name="Tabla10.B8" office:value-type="string">
            <text:p text:style-name="P18">Envíamelo</text:p>
          </table:table-cell>
        </table:table-row>
        <table:table-row>
          <table:table-cell table:style-name="Tabla10.A2" office:value-type="string">
            <text:p text:style-name="P38">Notas</text:p>
          </table:table-cell>
          <table:table-cell table:style-name="Tabla10.B8" office:value-type="string">
            <text:p text:style-name="P19"/>
          </table:table-cell>
        </table:table-row>
        <table:table-row>
          <table:table-cell table:style-name="Tabla10.A2" office:value-type="string">
            <text:p text:style-name="P38">Excepciones</text:p>
          </table:table-cell>
          <table:table-cell table:style-name="Tabla10.B8" office:value-type="string">
            <text:p text:style-name="P24">Que los envíos a descargar ya hayan sido descargados previamente</text:p>
          </table:table-cell>
        </table:table-row>
        <table:table-row>
          <table:table-cell table:style-name="Tabla10.A2" office:value-type="string">
            <text:p text:style-name="P38">Salida</text:p>
          </table:table-cell>
          <table:table-cell table:style-name="Tabla10.B8" office:value-type="string">
            <text:p text:style-name="P20">ListaidEnviosADescargar = {codigo, pesoTotal, numeroPaquetes, direccionRecogida, direccionEntrega, distritoRecogida, distritoEntrega, formaPago, precio, pagado, horaPrevistaLlegada, horaLlegada, pesoParada}</text:p>
          </table:table-cell>
        </table:table-row>
        <table:table-row>
          <table:table-cell table:style-name="Tabla10.A2" office:value-type="string">
            <text:p text:style-name="P38">Precondiciones</text:p>
          </table:table-cell>
          <table:table-cell table:style-name="Tabla10.B8" office:value-type="string">
            <text:p text:style-name="P24">Que no exista el objeto ruta identificado por idRuta o el objeto parada identificado por idParada </text:p>
          </table:table-cell>
        </table:table-row>
        <table:table-row>
          <table:table-cell table:style-name="Tabla10.A2" office:value-type="string">
            <text:p text:style-name="P38">Postcondiciones</text:p>
          </table:table-cell>
          <table:table-cell table:style-name="Tabla10.B8" office:value-type="string">
            <text:p text:style-name="P25"><text:s/>Para cada envío: </text:p>
            <text:list xml:id="list212953724783250" text:continue-numbering="true" text:style-name="L1">
              <text:list-item>
                <text:p text:style-name="P41">Se <text:span text:style-name="T12">elimina el enlace que lo une con la parada identificado por idParada.</text:span></text:p>
              </text:list-item>
              <text:list-item>
                <text:p text:style-name="P42">Se elimina el enlace que lo une con la ruta identificada por idRuta </text:p>
              </text:list-item>
            </text:list>
          </table:table-cell>
        </table:table-row>
      </table:table>
      <text:p text:style-name="P19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38">Nombre</text:p>
          </table:table-cell>
          <table:table-cell table:style-name="Tabla11.B1" office:value-type="string">
            <text:p text:style-name="P12">registrarDescarga(idAlmacen, idEnvio)</text:p>
          </table:table-cell>
        </table:table-row>
        <table:table-row>
          <table:table-cell table:style-name="Tabla11.A2" office:value-type="string">
            <text:p text:style-name="P38">Responsabilidad</text:p>
          </table:table-cell>
          <table:table-cell table:style-name="Tabla11.B8" office:value-type="string">
            <text:p text:style-name="P23">Introduce en el sistema la nueva descarga del envío identificado por idEnvio en el almacén identificado por idAlmacen</text:p>
          </table:table-cell>
        </table:table-row>
        <table:table-row>
          <table:table-cell table:style-name="Tabla11.A2" office:value-type="string">
            <text:p text:style-name="P38">Tipo</text:p>
          </table:table-cell>
          <table:table-cell table:style-name="Tabla11.B8" office:value-type="string">
            <text:p text:style-name="P18">Envíamelo</text:p>
          </table:table-cell>
        </table:table-row>
        <table:table-row>
          <table:table-cell table:style-name="Tabla11.A2" office:value-type="string">
            <text:p text:style-name="P38">Notas</text:p>
          </table:table-cell>
          <table:table-cell table:style-name="Tabla11.B8" office:value-type="string">
            <text:p text:style-name="P19"/>
          </table:table-cell>
        </table:table-row>
        <table:table-row>
          <table:table-cell table:style-name="Tabla11.A2" office:value-type="string">
            <text:p text:style-name="P38">Excepciones</text:p>
          </table:table-cell>
          <table:table-cell table:style-name="Tabla11.B8" office:value-type="string">
            <text:p text:style-name="P26">Que no se haya realizado la descarga</text:p>
          </table:table-cell>
        </table:table-row>
        <table:table-row>
          <table:table-cell table:style-name="Tabla11.A2" office:value-type="string">
            <text:p text:style-name="P38">Salida</text:p>
          </table:table-cell>
          <table:table-cell table:style-name="Tabla11.B8" office:value-type="string">
            <text:p text:style-name="P19"/>
          </table:table-cell>
        </table:table-row>
        <table:table-row>
          <table:table-cell table:style-name="Tabla11.A2" office:value-type="string">
            <text:p text:style-name="P38">Precondiciones</text:p>
          </table:table-cell>
          <table:table-cell table:style-name="Tabla11.B8" office:value-type="string">
            <text:p text:style-name="P26">Que no exista el objeto almacén identificado por idAlmacen o el objeto envío identificado por idEnvio</text:p>
          </table:table-cell>
        </table:table-row>
        <table:table-row>
          <table:table-cell table:style-name="Tabla11.A2" office:value-type="string">
            <text:p text:style-name="P38">Postcondiciones</text:p>
          </table:table-cell>
          <table:table-cell table:style-name="Tabla11.B8" office:value-type="string">
            <text:list xml:id="list212952636530275" text:continue-numbering="true" text:style-name="L1">
              <text:list-item>
                <text:p text:style-name="P41">Se creó <text:span text:style-name="T13">un enlace entre el objeto almacén identificado por idAlmacen y el objeto envío identificado por idEnvio</text:span></text:p>
              </text:list-item>
              <text:list-item>
                <text:p text:style-name="P43">Se modificó TipoEstado a “Almacen_salida”</text:p>
              </text:list-item>
            </text:list>
          </table:table-cell>
        </table:table-row>
      </table:table>
      <text:p text:style-name="P19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8">Nombre</text:p>
          </table:table-cell>
          <table:table-cell table:style-name="Tabla12.B1" office:value-type="string">
            <text:p text:style-name="P12"><text:span text:style-name="T8">listaidEnviosRepartir=</text:span>seleccionarEnviosRepartir(idAlmacen, fechaActual)</text:p>
          </table:table-cell>
        </table:table-row>
        <table:table-row>
          <table:table-cell table:style-name="Tabla12.A2" office:value-type="string">
            <text:p text:style-name="P38">Responsabilidad</text:p>
          </table:table-cell>
          <table:table-cell table:style-name="Tabla12.B8" office:value-type="string">
            <text:p text:style-name="P23">Marca los envíos que aún no han sido repartidos con una fechaActual desde el almacén identificado con idAlmacen</text:p>
          </table:table-cell>
        </table:table-row>
        <table:table-row>
          <table:table-cell table:style-name="Tabla12.A2" office:value-type="string">
            <text:p text:style-name="P38">Tipo</text:p>
          </table:table-cell>
          <table:table-cell table:style-name="Tabla12.B8" office:value-type="string">
            <text:p text:style-name="P18">Envíamelo</text:p>
          </table:table-cell>
        </table:table-row>
        <table:table-row>
          <table:table-cell table:style-name="Tabla12.A2" office:value-type="string">
            <text:p text:style-name="P38">Notas</text:p>
          </table:table-cell>
          <table:table-cell table:style-name="Tabla12.B8" office:value-type="string">
            <text:p text:style-name="P19"/>
          </table:table-cell>
        </table:table-row>
        <table:table-row>
          <table:table-cell table:style-name="Tabla12.A2" office:value-type="string">
            <text:p text:style-name="P38">Excepciones</text:p>
          </table:table-cell>
          <table:table-cell table:style-name="Tabla12.B8" office:value-type="string">
            <text:p text:style-name="P26"/>
          </table:table-cell>
        </table:table-row>
        <table:table-row>
          <table:table-cell table:style-name="Tabla12.A2" office:value-type="string">
            <text:p text:style-name="P38">Salida</text:p>
          </table:table-cell>
          <table:table-cell table:style-name="Tabla12.B8" office:value-type="string">
            <text:p text:style-name="P20">ListaidEnviosRepartir = {codigo, pesoTotal, numeroPaquetes, direccionRecogida, direccionEntrega, distritoRecogida, distritoEntrega, formaPago, precio, pagado, TipoEnvio}</text:p>
          </table:table-cell>
        </table:table-row>
        <table:table-row>
          <table:table-cell table:style-name="Tabla12.A2" office:value-type="string">
            <text:p text:style-name="P38">Precondiciones</text:p>
          </table:table-cell>
          <table:table-cell table:style-name="Tabla12.B8" office:value-type="string">
            <text:p text:style-name="P26">Que no exista el objeto almacén identificado por idAlmacen</text:p>
          </table:table-cell>
        </table:table-row>
        <table:table-row>
          <table:table-cell table:style-name="Tabla12.A2" office:value-type="string">
            <text:p text:style-name="P38">Postcondiciones</text:p>
          </table:table-cell>
          <table:table-cell table:style-name="Tabla12.B8" office:value-type="string">
            <text:list xml:id="list212953237256462" text:continue-numbering="true" text:style-name="L1">
              <text:list-item>
                <text:p text:style-name="P41">Se creó Se creó <text:span text:style-name="T13">un enlace entre el objeto almacén identificado por idAlmacen y el objeto envío identificado por idEnvio</text:span></text:p>
              </text:list-item>
            </text:list>
          </table:table-cell>
        </table:table-row>
      </table:table>
      <text:p text:style-name="P1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8">Nombre</text:p>
          </table:table-cell>
          <table:table-cell table:style-name="Tabla13.B1" office:value-type="string">
            <text:p text:style-name="P12">retirarEnviosRepartir(idAlmacen, lista<text:span text:style-name="T14">EnviosRepartir, idRepartidor)</text:span></text:p>
          </table:table-cell>
        </table:table-row>
        <table:table-row>
          <table:table-cell table:style-name="Tabla13.A2" office:value-type="string">
            <text:p text:style-name="P38">Responsabilidad</text:p>
          </table:table-cell>
          <table:table-cell table:style-name="Tabla13.B8" office:value-type="string">
            <text:p text:style-name="P23">El repartidor identificado con idRepartidor recoge los envíos que aún no han sido enviados desde el almacén identificado con idAlmacen mediante una listaEnviosRepartir</text:p>
          </table:table-cell>
        </table:table-row>
        <table:table-row>
          <table:table-cell table:style-name="Tabla13.A2" office:value-type="string">
            <text:p text:style-name="P38">Tipo</text:p>
          </table:table-cell>
          <table:table-cell table:style-name="Tabla13.B8" office:value-type="string">
            <text:p text:style-name="P18">Envíamelo</text:p>
          </table:table-cell>
        </table:table-row>
        <table:table-row>
          <table:table-cell table:style-name="Tabla13.A2" office:value-type="string">
            <text:p text:style-name="P38">Notas</text:p>
          </table:table-cell>
          <table:table-cell table:style-name="Tabla13.B8" office:value-type="string">
            <text:p text:style-name="P19"/>
          </table:table-cell>
        </table:table-row>
        <table:table-row>
          <table:table-cell table:style-name="Tabla13.A2" office:value-type="string">
            <text:p text:style-name="P38">Excepciones</text:p>
          </table:table-cell>
          <table:table-cell table:style-name="Tabla13.B8" office:value-type="string">
            <text:p text:style-name="P26">Que los envíos a repartir ya hayan sido retirados</text:p>
          </table:table-cell>
        </table:table-row>
        <table:table-row>
          <table:table-cell table:style-name="Tabla13.A2" office:value-type="string">
            <text:p text:style-name="P38">Salida</text:p>
          </table:table-cell>
          <table:table-cell table:style-name="Tabla13.B8" office:value-type="string">
            <text:p text:style-name="P19"/>
          </table:table-cell>
        </table:table-row>
        <table:table-row>
          <table:table-cell table:style-name="Tabla13.A2" office:value-type="string">
            <text:p text:style-name="P38">Precondiciones</text:p>
          </table:table-cell>
          <table:table-cell table:style-name="Tabla13.B8" office:value-type="string">
            <text:list xml:id="list203569461783444889" text:style-name="L2">
              <text:list-item>
                <text:p text:style-name="P44">Que no exista el objeto almacén identificado por idAlmacen</text:p>
              </text:list-item>
              <text:list-item>
                <text:p text:style-name="P44">Que no exista el objeto listaEnviosRepartir</text:p>
              </text:list-item>
              <text:list-item>
                <text:p text:style-name="P44"><text:soft-page-break/>Que no exista el repartidor identificado por idRepartidor</text:p>
              </text:list-item>
            </text:list>
          </table:table-cell>
        </table:table-row>
        <table:table-row>
          <table:table-cell table:style-name="Tabla13.A2" office:value-type="string">
            <text:p text:style-name="P38">Postcondiciones</text:p>
          </table:table-cell>
          <table:table-cell table:style-name="Tabla13.B8" office:value-type="string">
            <text:list xml:id="list212953145973433" text:continue-list="list212953237256462" text:style-name="L1">
              <text:list-item>
                <text:p text:style-name="P41">Se creó Se creó Se creó <text:span text:style-name="T13">un enlace entre el objeto almacén identificado por idAlmacen y el repartidor identificado por idRepartidor</text:span></text:p>
                <text:p text:style-name="P43"/>
              </text:list-item>
            </text:list>
          </table:table-cell>
        </table:table-row>
      </table:table>
      <text:p text:style-name="P19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38">Nombre</text:p>
          </table:table-cell>
          <table:table-cell table:style-name="Tabla14.B1" office:value-type="string">
            <text:p text:style-name="P13"><text:span text:style-name="T8">listaidEnviosTransportar=</text:span>cargarEnviosTransportar(idRuta, idAlmacen)</text:p>
          </table:table-cell>
        </table:table-row>
        <table:table-row>
          <table:table-cell table:style-name="Tabla14.A2" office:value-type="string">
            <text:p text:style-name="P38">Responsabilidad</text:p>
          </table:table-cell>
          <table:table-cell table:style-name="Tabla14.B8" office:value-type="string">
            <text:p text:style-name="P23">Pone en la furgoneta los envíos que se desea sean transportados de un almacén identificado por idAlmacen a otro</text:p>
          </table:table-cell>
        </table:table-row>
        <table:table-row>
          <table:table-cell table:style-name="Tabla14.A2" office:value-type="string">
            <text:p text:style-name="P38">Tipo</text:p>
          </table:table-cell>
          <table:table-cell table:style-name="Tabla14.B8" office:value-type="string">
            <text:p text:style-name="P18">Envíamelo</text:p>
          </table:table-cell>
        </table:table-row>
        <table:table-row>
          <table:table-cell table:style-name="Tabla14.A2" office:value-type="string">
            <text:p text:style-name="P38">Notas</text:p>
          </table:table-cell>
          <table:table-cell table:style-name="Tabla14.B8" office:value-type="string">
            <text:p text:style-name="P19"/>
          </table:table-cell>
        </table:table-row>
        <table:table-row>
          <table:table-cell table:style-name="Tabla14.A2" office:value-type="string">
            <text:p text:style-name="P38">Excepciones</text:p>
          </table:table-cell>
          <table:table-cell table:style-name="Tabla14.B8" office:value-type="string">
            <text:p text:style-name="P19"/>
          </table:table-cell>
        </table:table-row>
        <table:table-row>
          <table:table-cell table:style-name="Tabla14.A2" office:value-type="string">
            <text:p text:style-name="P38">Salida</text:p>
          </table:table-cell>
          <table:table-cell table:style-name="Tabla14.B8" office:value-type="string">
            <text:p text:style-name="P27">ListaidEnviosTransportar = {codigo, pesoTotal, numeroPaquetes, direccionRecogida, direccionEntrega, distritoRecogida, distritoEntrega, formaPago, precio, pagado, fechaRealizacion, horaInicio, direccion, telefono, responsable}</text:p>
          </table:table-cell>
        </table:table-row>
        <table:table-row>
          <table:table-cell table:style-name="Tabla14.A2" office:value-type="string">
            <text:p text:style-name="P38">Precondiciones</text:p>
          </table:table-cell>
          <table:table-cell table:style-name="Tabla14.B8" office:value-type="string">
            <text:list xml:id="list212952902628420" text:continue-list="list203569461783444889" text:style-name="L2">
              <text:list-item>
                <text:p text:style-name="P44">Que no exista el objeto almacén identificado por idAlmacen</text:p>
              </text:list-item>
              <text:list-item>
                <text:p text:style-name="P45">Que no exista el objeto ruta identificado por idRuta</text:p>
              </text:list-item>
            </text:list>
          </table:table-cell>
        </table:table-row>
        <table:table-row>
          <table:table-cell table:style-name="Tabla14.A2" office:value-type="string">
            <text:p text:style-name="P38">Postcondiciones</text:p>
          </table:table-cell>
          <table:table-cell table:style-name="Tabla14.B8" office:value-type="string">
            <text:list xml:id="list212953401561170" text:continue-list="list212953145973433" text:style-name="L1">
              <text:list-item>
                <text:p text:style-name="P41">Se creó <text:span text:style-name="T15">el enlace entre el objeto ruta identificado por idRuta y el objeto almacén identificado idAlmacen</text:span></text:p>
              </text:list-item>
            </text:list>
          </table:table-cell>
        </table:table-row>
      </table:table>
      <text:p text:style-name="P19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38">Nombre</text:p>
          </table:table-cell>
          <table:table-cell table:style-name="Tabla15.B1" office:value-type="string">
            <text:p text:style-name="P13">registrarCarga(idRuta, idEnvio)</text:p>
          </table:table-cell>
        </table:table-row>
        <table:table-row>
          <table:table-cell table:style-name="Tabla15.A2" office:value-type="string">
            <text:p text:style-name="P38">Responsabilidad</text:p>
          </table:table-cell>
          <table:table-cell table:style-name="Tabla15.B8" office:value-type="string">
            <text:p text:style-name="P23">Introduce en el sistema la nueva carga de envíos identificados por idEnvio realizada en la furgoneta que tiene que realizar una ruta identificada por idRuta</text:p>
          </table:table-cell>
        </table:table-row>
        <table:table-row>
          <table:table-cell table:style-name="Tabla15.A2" office:value-type="string">
            <text:p text:style-name="P38">Tipo</text:p>
          </table:table-cell>
          <table:table-cell table:style-name="Tabla15.B8" office:value-type="string">
            <text:p text:style-name="P18">Envíamelo</text:p>
          </table:table-cell>
        </table:table-row>
        <table:table-row>
          <table:table-cell table:style-name="Tabla15.A2" office:value-type="string">
            <text:p text:style-name="P38">Notas</text:p>
          </table:table-cell>
          <table:table-cell table:style-name="Tabla15.B8" office:value-type="string">
            <text:p text:style-name="P19"/>
          </table:table-cell>
        </table:table-row>
        <table:table-row>
          <table:table-cell table:style-name="Tabla15.A2" office:value-type="string">
            <text:p text:style-name="P38">Excepciones</text:p>
          </table:table-cell>
          <table:table-cell table:style-name="Tabla15.B8" office:value-type="string">
            <text:p text:style-name="P19"/>
          </table:table-cell>
        </table:table-row>
        <table:table-row>
          <table:table-cell table:style-name="Tabla15.A2" office:value-type="string">
            <text:p text:style-name="P38">Salida</text:p>
          </table:table-cell>
          <table:table-cell table:style-name="Tabla15.B8" office:value-type="string">
            <text:p text:style-name="P19"/>
          </table:table-cell>
        </table:table-row>
        <table:table-row>
          <table:table-cell table:style-name="Tabla15.A2" office:value-type="string">
            <text:p text:style-name="P38">Precondiciones</text:p>
          </table:table-cell>
          <table:table-cell table:style-name="Tabla15.B8" office:value-type="string">
            <text:list xml:id="list212953504209553" text:continue-list="list212952902628420" text:style-name="L2">
              <text:list-item>
                <text:p text:style-name="P45">Que no exista el objeto ruta identificado por idRuta</text:p>
              </text:list-item>
              <text:list-item>
                <text:p text:style-name="P45">Que no exista el objeto envío identificado por idEnvio</text:p>
              </text:list-item>
            </text:list>
          </table:table-cell>
        </table:table-row>
        <table:table-row>
          <table:table-cell table:style-name="Tabla15.A2" office:value-type="string">
            <text:p text:style-name="P38">Postcondiciones</text:p>
          </table:table-cell>
          <table:table-cell table:style-name="Tabla15.B8" office:value-type="string">
            <text:list xml:id="list212952523775951" text:continue-list="list212953401561170" text:style-name="L1">
              <text:list-item>
                <text:p text:style-name="P41">Se creó <text:span text:style-name="T15">el enlace entre el objeto ruta identificado por idRuta y el objeto envío identificado por idEnvio</text:span></text:p>
              </text:list-item>
              <text:list-item>
                <text:p text:style-name="P43">Se modificó TipoEstado a “En_Recogida”</text:p>
              </text:list-item>
            </text:list>
          </table:table-cell>
        </table:table-row>
      </table:table>
      <text:p text:style-name="P19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38">Nombre</text:p>
          </table:table-cell>
          <table:table-cell table:style-name="Tabla16.B1" office:value-type="string">
            <text:p text:style-name="P13">asignarLocalizacionEnvio(idEnvio, idAlmacen, letraZona, numeroZona, numeroZona, numeroEstanteria, estanteria)</text:p>
          </table:table-cell>
        </table:table-row>
        <table:table-row>
          <table:table-cell table:style-name="Tabla16.A2" office:value-type="string">
            <text:p text:style-name="P38">Responsabilidad</text:p>
          </table:table-cell>
          <table:table-cell table:style-name="Tabla16.B8" office:value-type="string">
            <text:p text:style-name="P23">Proporciona una localización al envío identificado por idEnvio a un almacén identificado por idAlmacen</text:p>
          </table:table-cell>
        </table:table-row>
        <text:soft-page-break/>
        <table:table-row>
          <table:table-cell table:style-name="Tabla16.A2" office:value-type="string">
            <text:p text:style-name="P38">Tipo</text:p>
          </table:table-cell>
          <table:table-cell table:style-name="Tabla16.B8" office:value-type="string">
            <text:p text:style-name="P18">Envíamelo</text:p>
          </table:table-cell>
        </table:table-row>
        <table:table-row>
          <table:table-cell table:style-name="Tabla16.A2" office:value-type="string">
            <text:p text:style-name="P38">Notas</text:p>
          </table:table-cell>
          <table:table-cell table:style-name="Tabla16.B8" office:value-type="string">
            <text:p text:style-name="P19"/>
          </table:table-cell>
        </table:table-row>
        <table:table-row>
          <table:table-cell table:style-name="Tabla16.A2" office:value-type="string">
            <text:p text:style-name="P38">Excepciones</text:p>
          </table:table-cell>
          <table:table-cell table:style-name="Tabla16.B8" office:value-type="string">
            <text:p text:style-name="P19"/>
          </table:table-cell>
        </table:table-row>
        <table:table-row>
          <table:table-cell table:style-name="Tabla16.A2" office:value-type="string">
            <text:p text:style-name="P38">Salida</text:p>
          </table:table-cell>
          <table:table-cell table:style-name="Tabla16.B8" office:value-type="string">
            <text:p text:style-name="P19"/>
          </table:table-cell>
        </table:table-row>
        <table:table-row>
          <table:table-cell table:style-name="Tabla16.A2" office:value-type="string">
            <text:p text:style-name="P38">Precondiciones</text:p>
          </table:table-cell>
          <table:table-cell table:style-name="Tabla16.B8" office:value-type="string">
            <text:list xml:id="list212952391398914" text:continue-list="list212953504209553" text:style-name="L2">
              <text:list-item>
                <text:p text:style-name="P45">Que no exista el objeto envío identificado por idEnvio</text:p>
              </text:list-item>
              <text:list-item>
                <text:p text:style-name="P44">Que no exista el objeto almacén identificado por idAlmacen</text:p>
              </text:list-item>
            </text:list>
          </table:table-cell>
        </table:table-row>
        <table:table-row>
          <table:table-cell table:style-name="Tabla16.A2" office:value-type="string">
            <text:p text:style-name="P38">Postcondiciones</text:p>
          </table:table-cell>
          <table:table-cell table:style-name="Tabla16.B8" office:value-type="string">
            <text:list xml:id="list212952230509650" text:continue-list="list212952523775951" text:style-name="L1">
              <text:list-item>
                <text:p text:style-name="P41">Se creó Se creó <text:span text:style-name="T13">un enlace entre el objeto almacén identificado por idAlmacen y el objeto envío identificado por idEnvio</text:span></text:p>
              </text:list-item>
            </text:list>
          </table:table-cell>
        </table:table-row>
      </table:table>
      <text:p text:style-name="P19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38">Nombre</text:p>
          </table:table-cell>
          <table:table-cell table:style-name="Tabla17.B1" office:value-type="string">
            <text:p text:style-name="P13">cambiarLocalizacionEnvio(idEnvio, dAlmacen, letraZona, numeroZona, numeroZona, numeroEstanteria, estanteria)</text:p>
          </table:table-cell>
        </table:table-row>
        <table:table-row>
          <table:table-cell table:style-name="Tabla17.A2" office:value-type="string">
            <text:p text:style-name="P38">Responsabilidad</text:p>
          </table:table-cell>
          <table:table-cell table:style-name="Tabla17.B8" office:value-type="string">
            <text:p text:style-name="P23">Modifica la localización del envío identificado por idEnvio proporcionando una nueva localización a un almacén identificado por idAlmacen</text:p>
          </table:table-cell>
        </table:table-row>
        <table:table-row>
          <table:table-cell table:style-name="Tabla17.A2" office:value-type="string">
            <text:p text:style-name="P38">Tipo</text:p>
          </table:table-cell>
          <table:table-cell table:style-name="Tabla17.B8" office:value-type="string">
            <text:p text:style-name="P18">Envíamelo</text:p>
          </table:table-cell>
        </table:table-row>
        <table:table-row>
          <table:table-cell table:style-name="Tabla17.A2" office:value-type="string">
            <text:p text:style-name="P38">Notas</text:p>
          </table:table-cell>
          <table:table-cell table:style-name="Tabla17.B8" office:value-type="string">
            <text:p text:style-name="P19"/>
          </table:table-cell>
        </table:table-row>
        <table:table-row>
          <table:table-cell table:style-name="Tabla17.A2" office:value-type="string">
            <text:p text:style-name="P38">Excepciones</text:p>
          </table:table-cell>
          <table:table-cell table:style-name="Tabla17.B8" office:value-type="string">
            <text:p text:style-name="P19"/>
          </table:table-cell>
        </table:table-row>
        <table:table-row>
          <table:table-cell table:style-name="Tabla17.A2" office:value-type="string">
            <text:p text:style-name="P38">Salida</text:p>
          </table:table-cell>
          <table:table-cell table:style-name="Tabla17.B8" office:value-type="string">
            <text:p text:style-name="P19"/>
          </table:table-cell>
        </table:table-row>
        <table:table-row>
          <table:table-cell table:style-name="Tabla17.A2" office:value-type="string">
            <text:p text:style-name="P38">Precondiciones</text:p>
          </table:table-cell>
          <table:table-cell table:style-name="Tabla17.B8" office:value-type="string">
            <text:list xml:id="list212952397662700" text:continue-list="list212952391398914" text:style-name="L2">
              <text:list-item>
                <text:p text:style-name="P45">Que no exista el objeto envío identificado por idEnvio</text:p>
              </text:list-item>
              <text:list-item>
                <text:p text:style-name="P44">Que no exista el objeto almacén identificado por idAlmacen</text:p>
              </text:list-item>
            </text:list>
          </table:table-cell>
        </table:table-row>
        <table:table-row>
          <table:table-cell table:style-name="Tabla17.A2" office:value-type="string">
            <text:p text:style-name="P38">Postcondiciones</text:p>
          </table:table-cell>
          <table:table-cell table:style-name="Tabla17.B8" office:value-type="string">
            <text:list xml:id="list212953016362626" text:continue-list="list212952230509650" text:style-name="L1">
              <text:list-item>
                <text:p text:style-name="P41">Se <text:span text:style-name="T15">modificaron los atributos de localización del envío</text:span></text:p>
              </text:list-item>
            </text:list>
          </table:table-cell>
        </table:table-row>
      </table:table>
      <text:p text:style-name="P19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8">Nombre</text:p>
          </table:table-cell>
          <table:table-cell table:style-name="Tabla18.B1" office:value-type="string">
            <text:p text:style-name="P13"><text:span text:style-name="T8">infoLocalizacion=</text:span>consultaLocalizacionEnvio(idEnvio, idAlmacen)</text:p>
          </table:table-cell>
        </table:table-row>
        <table:table-row>
          <table:table-cell table:style-name="Tabla18.A2" office:value-type="string">
            <text:p text:style-name="P38">Responsabilidad</text:p>
          </table:table-cell>
          <table:table-cell table:style-name="Tabla18.B8" office:value-type="string">
            <text:p text:style-name="P21">Proporciona información sobre el almacén identificado por idAlmacén donde se encuentra el envío identificado por idEnvio</text:p>
            <text:p text:style-name="P21"/>
            <text:p text:style-name="P21"/>
          </table:table-cell>
        </table:table-row>
        <table:table-row>
          <table:table-cell table:style-name="Tabla18.A2" office:value-type="string">
            <text:p text:style-name="P38">Tipo</text:p>
          </table:table-cell>
          <table:table-cell table:style-name="Tabla18.B8" office:value-type="string">
            <text:p text:style-name="P18">Envíamelo</text:p>
          </table:table-cell>
        </table:table-row>
        <table:table-row>
          <table:table-cell table:style-name="Tabla18.A2" office:value-type="string">
            <text:p text:style-name="P38">Notas</text:p>
          </table:table-cell>
          <table:table-cell table:style-name="Tabla18.B8" office:value-type="string">
            <text:p text:style-name="P19"/>
          </table:table-cell>
        </table:table-row>
        <table:table-row>
          <table:table-cell table:style-name="Tabla18.A2" office:value-type="string">
            <text:p text:style-name="P38">Excepciones</text:p>
          </table:table-cell>
          <table:table-cell table:style-name="Tabla18.B8" office:value-type="string">
            <text:p text:style-name="P20">Que no exista el envío identificado por idEnvio <text:span text:style-name="T16">o el almacén identificado por idAlmacen</text:span></text:p>
          </table:table-cell>
        </table:table-row>
        <table:table-row>
          <table:table-cell table:style-name="Tabla18.A2" office:value-type="string">
            <text:p text:style-name="P38">Salida</text:p>
          </table:table-cell>
          <table:table-cell table:style-name="Tabla18.B8" office:value-type="string">
            <text:p text:style-name="P22">InfoLocalizacion = { <text:span text:style-name="T17">codigo, pesoTotal, numeroPaquetes, direccionRecogida, direccionEntrega, distritoRecogida, distritoEntrega, formaPago, precio, pagado, fechaRealizacion, horaInicio, direccion, telefono, responsable, </text:span><text:span text:style-name="T18">estante, numeroE, numeroZ, letra</text:span><text:span text:style-name="T19">}, </text:span><text:span text:style-name="T18">siendo numeroE atributo de la clase Estanteria y numeroZ atributo de la clase Zona</text:span></text:p>
          </table:table-cell>
        </table:table-row>
        <table:table-row>
          <table:table-cell table:style-name="Tabla18.A2" office:value-type="string">
            <text:p text:style-name="P38">Precondiciones</text:p>
          </table:table-cell>
          <table:table-cell table:style-name="Tabla18.B8" office:value-type="string">
            <text:p text:style-name="P19"/>
          </table:table-cell>
        </table:table-row>
        <text:soft-page-break/>
        <table:table-row>
          <table:table-cell table:style-name="Tabla18.A2" office:value-type="string">
            <text:p text:style-name="P38">Postcondiciones</text:p>
          </table:table-cell>
          <table:table-cell table:style-name="Tabla18.B8" office:value-type="string">
            <text:p text:style-name="P19"/>
          </table:table-cell>
        </table:table-row>
      </table:table>
      <text:p text:style-name="P10"/>
      <text:p text:style-name="P10">1.3. Gestión de Flotas <text:span text:style-name="T1">(Elena Cantero Molina)</text:span>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9">Nombre</text:p>
          </table:table-cell>
          <table:table-cell table:style-name="Tabla1.B1" office:value-type="string">
            <text:p text:style-name="P14"><text:span text:style-name="T2">idFurgoneta = </text:span>altaFurgoneta(matricula, pesoMaximo, disponibilidad)</text:p>
          </table:table-cell>
        </table:table-row>
        <table:table-row>
          <table:table-cell table:style-name="Tabla1.A2" office:value-type="string">
            <text:p text:style-name="P39">Responsabilidad</text:p>
          </table:table-cell>
          <table:table-cell table:style-name="Tabla1.B8" office:value-type="string">
            <text:p text:style-name="P28">Da de alta una nueva furgoneta, <text:span text:style-name="T3">con sus atributos inicializados. Generándose de forma automática su identificador.</text:span></text:p>
          </table:table-cell>
        </table:table-row>
        <table:table-row>
          <table:table-cell table:style-name="Tabla1.A2" office:value-type="string">
            <text:p text:style-name="P39">Tipo</text:p>
          </table:table-cell>
          <table:table-cell table:style-name="Tabla1.B8" office:value-type="string">
            <text:p text:style-name="P28">Envíamelo</text:p>
          </table:table-cell>
        </table:table-row>
        <table:table-row>
          <table:table-cell table:style-name="Tabla1.A2" office:value-type="string">
            <text:p text:style-name="P39">Notas</text:p>
          </table:table-cell>
          <table:table-cell table:style-name="Tabla1.B8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39">Excepciones</text:p>
          </table:table-cell>
          <table:table-cell table:style-name="Tabla1.B8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39">Salida</text:p>
          </table:table-cell>
          <table:table-cell table:style-name="Tabla1.B8" office:value-type="string">
            <text:p text:style-name="P30">idFurgoneta = {matricula, pesoMaximo, disponibilidad} para el objeto de la clase Furgoneta.</text:p>
          </table:table-cell>
        </table:table-row>
        <table:table-row>
          <table:table-cell table:style-name="Tabla1.A2" office:value-type="string">
            <text:p text:style-name="P39">Precondiciones</text:p>
          </table:table-cell>
          <table:table-cell table:style-name="Tabla1.B8" office:value-type="string">
            <text:list xml:id="list3477684586187258578" text:style-name="L3">
              <text:list-item>
                <text:p text:style-name="P46">Que ya exista la furgoneta con esa misma matrícula.</text:p>
              </text:list-item>
            </text:list>
          </table:table-cell>
        </table:table-row>
        <table:table-row>
          <table:table-cell table:style-name="Tabla1.A2" office:value-type="string">
            <text:p text:style-name="P39">Postcondiciones</text:p>
          </table:table-cell>
          <table:table-cell table:style-name="Tabla1.B8" office:value-type="string">
            <text:list xml:id="list2979833331417787126" text:style-name="L4">
              <text:list-item>
                <text:p text:style-name="P47">Se creó <text:span text:style-name="T4">un objeto, furgoneta, de la clase Furgoneta, debidamente inicializado.</text:span></text:p>
              </text:list-item>
              <text:list-item>
                <text:p text:style-name="P48">Se creó un enlace entre furgoneta y el objeto Ruta.</text:p>
              </text:list-item>
            </text:list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9">Nombre</text:p>
          </table:table-cell>
          <table:table-cell table:style-name="Tabla2.B1" office:value-type="string">
            <text:p text:style-name="P15">bajaFurgoneta(idFurgoneta)</text:p>
          </table:table-cell>
        </table:table-row>
        <table:table-row>
          <table:table-cell table:style-name="Tabla2.A2" office:value-type="string">
            <text:p text:style-name="P39">Responsabilidad</text:p>
          </table:table-cell>
          <table:table-cell table:style-name="Tabla2.B8" office:value-type="string">
            <text:p text:style-name="P31">Dar de baja una furgoneta identificada por idFurgoneta, modificando sus atributos.</text:p>
          </table:table-cell>
        </table:table-row>
        <table:table-row>
          <table:table-cell table:style-name="Tabla2.A2" office:value-type="string">
            <text:p text:style-name="P39">Tipo</text:p>
          </table:table-cell>
          <table:table-cell table:style-name="Tabla2.B8" office:value-type="string">
            <text:p text:style-name="P28">Envíamelo</text:p>
          </table:table-cell>
        </table:table-row>
        <table:table-row>
          <table:table-cell table:style-name="Tabla2.A2" office:value-type="string">
            <text:p text:style-name="P39">Notas</text:p>
          </table:table-cell>
          <table:table-cell table:style-name="Tabla2.B8" office:value-type="string">
            <text:p text:style-name="P32"/>
          </table:table-cell>
        </table:table-row>
        <table:table-row>
          <table:table-cell table:style-name="Tabla2.A2" office:value-type="string">
            <text:p text:style-name="P39">Excepciones</text:p>
          </table:table-cell>
          <table:table-cell table:style-name="Tabla2.B8" office:value-type="string">
            <text:list xml:id="list212951918449708" text:continue-list="list3477684586187258578" text:style-name="L3">
              <text:list-item>
                <text:p text:style-name="P46">Que ya exista la furgoneta con esa misma matrícula.</text:p>
              </text:list-item>
            </text:list>
          </table:table-cell>
        </table:table-row>
        <table:table-row>
          <table:table-cell table:style-name="Tabla2.A2" office:value-type="string">
            <text:p text:style-name="P39">Salida</text:p>
          </table:table-cell>
          <table:table-cell table:style-name="Tabla2.B8" office:value-type="string">
            <text:p text:style-name="P32"/>
          </table:table-cell>
        </table:table-row>
        <table:table-row>
          <table:table-cell table:style-name="Tabla2.A2" office:value-type="string">
            <text:p text:style-name="P39">Precondiciones</text:p>
          </table:table-cell>
          <table:table-cell table:style-name="Tabla2.B8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39">Postcondiciones</text:p>
          </table:table-cell>
          <table:table-cell table:style-name="Tabla2.B8" office:value-type="string">
            <text:list xml:id="list5619408716897667606" text:style-name="L5">
              <text:list-item>
                <text:p text:style-name="P49">Se eliminó el objeto enlazado con la clase Furgoneta identificado con idFurgoneta, así como los objetos de las clases Ruta y Sucursal enlazados con la clase principal.</text:p>
              </text:list-item>
              <text:list-item>
                <text:p text:style-name="P49">Se eliminó los enlaces de la clase Furgoneta con las clases Ruta y Sucursal.</text:p>
              </text:list-item>
            </text:list>
          </table:table-cell>
        </table:table-row>
      </table:table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9">Nombre</text:p>
          </table:table-cell>
          <table:table-cell table:style-name="Tabla3.B1" office:value-type="string">
            <text:p text:style-name="P15">modificacionFurgoneta(idFurgoneta, matricula, pesoMaximo)</text:p>
          </table:table-cell>
        </table:table-row>
        <table:table-row>
          <table:table-cell table:style-name="Tabla3.A2" office:value-type="string">
            <text:p text:style-name="P39">Responsabilidad</text:p>
          </table:table-cell>
          <table:table-cell table:style-name="Tabla3.B8" office:value-type="string">
            <text:p text:style-name="P33">Modificar los atributos del objeto de la clase Furgoneta, identificado por idFurgoneta.</text:p>
          </table:table-cell>
        </table:table-row>
        <table:table-row>
          <table:table-cell table:style-name="Tabla3.A2" office:value-type="string">
            <text:p text:style-name="P39">Tipo</text:p>
          </table:table-cell>
          <table:table-cell table:style-name="Tabla3.B8" office:value-type="string">
            <text:p text:style-name="P28">Envíamelo</text:p>
          </table:table-cell>
        </table:table-row>
        <table:table-row>
          <table:table-cell table:style-name="Tabla3.A2" office:value-type="string">
            <text:p text:style-name="P39">Notas</text:p>
          </table:table-cell>
          <table:table-cell table:style-name="Tabla3.B8" office:value-type="string">
            <text:p text:style-name="P32"/>
          </table:table-cell>
        </table:table-row>
        <table:table-row>
          <table:table-cell table:style-name="Tabla3.A2" office:value-type="string">
            <text:p text:style-name="P39">Excepciones</text:p>
          </table:table-cell>
          <table:table-cell table:style-name="Tabla3.B8" office:value-type="string">
            <text:list xml:id="list5436969302483222586" text:style-name="L6">
              <text:list-item>
                <text:p text:style-name="P50">Que no exista el objeto Furgoneta identificado por idFurgoneta.</text:p>
              </text:list-item>
            </text:list>
          </table:table-cell>
        </table:table-row>
        <text:soft-page-break/>
        <table:table-row>
          <table:table-cell table:style-name="Tabla3.A2" office:value-type="string">
            <text:p text:style-name="P39">Salida</text:p>
          </table:table-cell>
          <table:table-cell table:style-name="Tabla3.B8" office:value-type="string">
            <text:p text:style-name="P32"/>
          </table:table-cell>
        </table:table-row>
        <table:table-row>
          <table:table-cell table:style-name="Tabla3.A2" office:value-type="string">
            <text:p text:style-name="P39">Precondiciones</text:p>
          </table:table-cell>
          <table:table-cell table:style-name="Tabla3.B8" office:value-type="string">
            <text:list xml:id="list7243089410360828307" text:style-name="L7">
              <text:list-header>
                <text:p text:style-name="P51"/>
              </text:list-header>
            </text:list>
          </table:table-cell>
        </table:table-row>
        <table:table-row>
          <table:table-cell table:style-name="Tabla3.A2" office:value-type="string">
            <text:p text:style-name="P39">Postcondiciones</text:p>
          </table:table-cell>
          <table:table-cell table:style-name="Tabla3.B8" office:value-type="string">
            <text:list xml:id="list212953373406335" text:continue-numbering="true" text:style-name="L7">
              <text:list-item>
                <text:p text:style-name="P51">Se modificó el atributo matricula del objeto Furgoneta, identificado por idFurgoneta, a matricula.</text:p>
              </text:list-item>
              <text:list-item>
                <text:p text:style-name="P51">Se modificó el atributo pesoMaximo del objeto Furgoneta, identificado por idFurgoneta, a pesoMaximo.</text:p>
              </text:list-item>
            </text:list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9">Nombre</text:p>
          </table:table-cell>
          <table:table-cell table:style-name="Tabla4.B1" office:value-type="string">
            <text:p text:style-name="P15">establecerDisponibilidadFurgoneta(idFurgoneta, disponibilidad)</text:p>
          </table:table-cell>
        </table:table-row>
        <table:table-row>
          <table:table-cell table:style-name="Tabla4.A2" office:value-type="string">
            <text:p text:style-name="P39">Responsabilidad</text:p>
          </table:table-cell>
          <table:table-cell table:style-name="Tabla4.B8" office:value-type="string">
            <text:p text:style-name="P34">Establecer la disponibilidad de un objeto de la clase Furgoneta identificado por idFurgoneta.</text:p>
          </table:table-cell>
        </table:table-row>
        <table:table-row>
          <table:table-cell table:style-name="Tabla4.A2" office:value-type="string">
            <text:p text:style-name="P39">Tipo</text:p>
          </table:table-cell>
          <table:table-cell table:style-name="Tabla4.B8" office:value-type="string">
            <text:p text:style-name="P28">Envíamelo</text:p>
          </table:table-cell>
        </table:table-row>
        <table:table-row>
          <table:table-cell table:style-name="Tabla4.A2" office:value-type="string">
            <text:p text:style-name="P39">Notas</text:p>
          </table:table-cell>
          <table:table-cell table:style-name="Tabla4.B8" office:value-type="string">
            <text:p text:style-name="P32"/>
          </table:table-cell>
        </table:table-row>
        <table:table-row>
          <table:table-cell table:style-name="Tabla4.A2" office:value-type="string">
            <text:p text:style-name="P39">Excepciones</text:p>
          </table:table-cell>
          <table:table-cell table:style-name="Tabla4.B8" office:value-type="string">
            <text:list xml:id="list8469410483532678440" text:style-name="L8">
              <text:list-item>
                <text:p text:style-name="P52">Que no exista el objeto Furgoneta identificado por idFurgoneta.</text:p>
              </text:list-item>
            </text:list>
          </table:table-cell>
        </table:table-row>
        <table:table-row>
          <table:table-cell table:style-name="Tabla4.A2" office:value-type="string">
            <text:p text:style-name="P39">Salida</text:p>
          </table:table-cell>
          <table:table-cell table:style-name="Tabla4.B8" office:value-type="string">
            <text:p text:style-name="P32"/>
          </table:table-cell>
        </table:table-row>
        <table:table-row>
          <table:table-cell table:style-name="Tabla4.A2" office:value-type="string">
            <text:p text:style-name="P39">Precondiciones</text:p>
          </table:table-cell>
          <table:table-cell table:style-name="Tabla4.B8" office:value-type="string">
            <text:p text:style-name="P32"/>
          </table:table-cell>
        </table:table-row>
        <table:table-row>
          <table:table-cell table:style-name="Tabla4.A2" office:value-type="string">
            <text:p text:style-name="P39">Postcondiciones</text:p>
          </table:table-cell>
          <table:table-cell table:style-name="Tabla4.B8" office:value-type="string">
            <text:list xml:id="list7745282550654888277" text:style-name="L9">
              <text:list-item>
                <text:p text:style-name="P53">Se modificó el atributo disponibilidad del objeto Furgoneta, identificado por idFurgoneta, a disponibilidad.</text:p>
              </text:list-item>
            </text:list>
          </table:table-cell>
        </table:table-row>
      </table:table>
      <text:p text:style-name="P9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9">Nombre</text:p>
          </table:table-cell>
          <table:table-cell table:style-name="Tabla5.B1" office:value-type="string">
            <text:p text:style-name="P15"><text:span text:style-name="T5">disponibilidad = </text:span>consultarDisponibilidadFurgoneta(idFurgoneta)</text:p>
          </table:table-cell>
        </table:table-row>
        <table:table-row>
          <table:table-cell table:style-name="Tabla5.A2" office:value-type="string">
            <text:p text:style-name="P39">Responsabilidad</text:p>
          </table:table-cell>
          <table:table-cell table:style-name="Tabla5.B8" office:value-type="string">
            <text:p text:style-name="P34">Proporciona la información de las disponibilidad de la furgoneta, identificada por idFurgoneta.</text:p>
          </table:table-cell>
        </table:table-row>
        <table:table-row>
          <table:table-cell table:style-name="Tabla5.A2" office:value-type="string">
            <text:p text:style-name="P39">Tipo</text:p>
          </table:table-cell>
          <table:table-cell table:style-name="Tabla5.B8" office:value-type="string">
            <text:p text:style-name="P28">Envíamelo</text:p>
          </table:table-cell>
        </table:table-row>
        <table:table-row>
          <table:table-cell table:style-name="Tabla5.A2" office:value-type="string">
            <text:p text:style-name="P39">Notas</text:p>
          </table:table-cell>
          <table:table-cell table:style-name="Tabla5.B8" office:value-type="string">
            <text:p text:style-name="P32"/>
          </table:table-cell>
        </table:table-row>
        <table:table-row>
          <table:table-cell table:style-name="Tabla5.A2" office:value-type="string">
            <text:p text:style-name="P39">Excepciones</text:p>
          </table:table-cell>
          <table:table-cell table:style-name="Tabla5.B8" office:value-type="string">
            <text:list xml:id="list2196251111718980188" text:style-name="L10">
              <text:list-item>
                <text:p text:style-name="P54">Que no exista el objeto Furgoneta identificado por idFurgoneta.</text:p>
              </text:list-item>
            </text:list>
          </table:table-cell>
        </table:table-row>
        <table:table-row>
          <table:table-cell table:style-name="Tabla5.A2" office:value-type="string">
            <text:p text:style-name="P39">Salida</text:p>
          </table:table-cell>
          <table:table-cell table:style-name="Tabla5.B8" office:value-type="string">
            <text:list xml:id="list4812337835400366519" text:style-name="L11">
              <text:list-item>
                <text:p text:style-name="P55">disponibilidad</text:p>
              </text:list-item>
            </text:list>
          </table:table-cell>
        </table:table-row>
        <table:table-row>
          <table:table-cell table:style-name="Tabla5.A2" office:value-type="string">
            <text:p text:style-name="P39">Precondiciones</text:p>
          </table:table-cell>
          <table:table-cell table:style-name="Tabla5.B8" office:value-type="string">
            <text:p text:style-name="P32"/>
          </table:table-cell>
        </table:table-row>
        <table:table-row>
          <table:table-cell table:style-name="Tabla5.A2" office:value-type="string">
            <text:p text:style-name="P39">Postcondiciones</text:p>
          </table:table-cell>
          <table:table-cell table:style-name="Tabla5.B8" office:value-type="string">
            <text:list xml:id="list3383704190229142667" text:style-name="L12">
              <text:list-header>
                <text:p text:style-name="P56"/>
              </text:list-header>
            </text:list>
          </table:table-cell>
        </table:table-row>
      </table:table>
      <text:p text:style-name="P9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9">Nombre</text:p>
          </table:table-cell>
          <table:table-cell table:style-name="Tabla6.B1" office:value-type="string">
            <text:p text:style-name="P15">asignarRutaFurgoneta(idFurgoneta, <text:span text:style-name="T6">idRuta)</text:span></text:p>
          </table:table-cell>
        </table:table-row>
        <table:table-row>
          <table:table-cell table:style-name="Tabla6.A2" office:value-type="string">
            <text:p text:style-name="P39">Responsabilidad</text:p>
          </table:table-cell>
          <table:table-cell table:style-name="Tabla6.B8" office:value-type="string">
            <text:p text:style-name="P35">Asigna una ruta identificada por idRuta a la furgoneta identificada por idFurgoneta.</text:p>
          </table:table-cell>
        </table:table-row>
        <table:table-row>
          <table:table-cell table:style-name="Tabla6.A2" office:value-type="string">
            <text:p text:style-name="P39">Tipo</text:p>
          </table:table-cell>
          <table:table-cell table:style-name="Tabla6.B8" office:value-type="string">
            <text:p text:style-name="P28">Envíamelo</text:p>
          </table:table-cell>
        </table:table-row>
        <table:table-row>
          <table:table-cell table:style-name="Tabla6.A2" office:value-type="string">
            <text:p text:style-name="P39">Notas</text:p>
          </table:table-cell>
          <table:table-cell table:style-name="Tabla6.B8" office:value-type="string">
            <text:list xml:id="list212952859017068" text:continue-list="list2196251111718980188" text:style-name="L10">
              <text:list-header>
                <text:p text:style-name="P57"/>
              </text:list-header>
            </text:list>
          </table:table-cell>
        </table:table-row>
        <table:table-row>
          <table:table-cell table:style-name="Tabla6.A2" office:value-type="string">
            <text:p text:style-name="P39">Excepciones</text:p>
          </table:table-cell>
          <table:table-cell table:style-name="Tabla6.B8" office:value-type="string">
            <text:list xml:id="list212953340988234" text:continue-numbering="true" text:style-name="L10">
              <text:list-item>
                <text:p text:style-name="P54">Que no exista el objeto <text:span text:style-name="T7">Ruta</text:span> identificado por id<text:span text:style-name="T7">Ruta.</text:span></text:p>
              </text:list-item>
              <text:list-item>
                <text:p text:style-name="P54"><text:soft-page-break/>Que no exista el objeto Furgoneta identificado por idFurgoneta.</text:p>
              </text:list-item>
              <text:list-item>
                <text:p text:style-name="P57">Que ya esté el objeto Ruta identificado por idRuta asignado al objeto furgoneta identificado por idFurgoneta.</text:p>
              </text:list-item>
            </text:list>
          </table:table-cell>
        </table:table-row>
        <table:table-row>
          <table:table-cell table:style-name="Tabla6.A2" office:value-type="string">
            <text:p text:style-name="P39">Salida</text:p>
          </table:table-cell>
          <table:table-cell table:style-name="Tabla6.B8" office:value-type="string">
            <text:p text:style-name="P32"/>
          </table:table-cell>
        </table:table-row>
        <table:table-row>
          <table:table-cell table:style-name="Tabla6.A2" office:value-type="string">
            <text:p text:style-name="P39">Precondiciones</text:p>
          </table:table-cell>
          <table:table-cell table:style-name="Tabla6.B8" office:value-type="string">
            <text:p text:style-name="P32"/>
          </table:table-cell>
        </table:table-row>
        <table:table-row>
          <table:table-cell table:style-name="Tabla6.A2" office:value-type="string">
            <text:p text:style-name="P39">Postcondiciones</text:p>
          </table:table-cell>
          <table:table-cell table:style-name="Tabla6.B8" office:value-type="string">
            <text:list xml:id="list7677446690234619728" text:style-name="L13">
              <text:list-item>
                <text:p text:style-name="P58">Se creó un enlace del objeto Ruta identificado por idRuta, al objeto Furgoneta identificado por idRuta.</text:p>
              </text:list-item>
            </text:list>
          </table:table-cell>
        </table:table-row>
      </table:table>
      <text:p text:style-name="P9"/>
      <text:p text:style-name="P9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9">Nombre</text:p>
          </table:table-cell>
          <table:table-cell table:style-name="Tabla7.B1" office:value-type="string">
            <text:p text:style-name="P16"><text:span text:style-name="T5">InfoFurgoneta = </text:span>consultarFurgoneta(idFurgoneta)</text:p>
          </table:table-cell>
        </table:table-row>
        <table:table-row>
          <table:table-cell table:style-name="Tabla7.A2" office:value-type="string">
            <text:p text:style-name="P39">Responsabilidad</text:p>
          </table:table-cell>
          <table:table-cell table:style-name="Tabla7.B8" office:value-type="string">
            <text:p text:style-name="P35">Proporciona la información de la furgoneta identificada por idFurgoneta.</text:p>
          </table:table-cell>
        </table:table-row>
        <table:table-row>
          <table:table-cell table:style-name="Tabla7.A2" office:value-type="string">
            <text:p text:style-name="P39">Tipo</text:p>
          </table:table-cell>
          <table:table-cell table:style-name="Tabla7.B8" office:value-type="string">
            <text:p text:style-name="P28">Envíamelo</text:p>
          </table:table-cell>
        </table:table-row>
        <table:table-row>
          <table:table-cell table:style-name="Tabla7.A2" office:value-type="string">
            <text:p text:style-name="P39">Notas</text:p>
          </table:table-cell>
          <table:table-cell table:style-name="Tabla7.B8" office:value-type="string">
            <text:p text:style-name="P32"/>
          </table:table-cell>
        </table:table-row>
        <table:table-row>
          <table:table-cell table:style-name="Tabla7.A2" office:value-type="string">
            <text:p text:style-name="P39">Excepciones</text:p>
          </table:table-cell>
          <table:table-cell table:style-name="Tabla7.B8" office:value-type="string">
            <text:list xml:id="list212952409099173" text:continue-list="list212953340988234" text:style-name="L10">
              <text:list-item>
                <text:p text:style-name="P54">Que no exista el objeto Furgoneta identificado por idFurgoneta.</text:p>
              </text:list-item>
            </text:list>
          </table:table-cell>
        </table:table-row>
        <table:table-row>
          <table:table-cell table:style-name="Tabla7.A2" office:value-type="string">
            <text:p text:style-name="P39">Salida</text:p>
          </table:table-cell>
          <table:table-cell table:style-name="Tabla7.B8" office:value-type="string">
            <text:p text:style-name="P30"><text:span text:style-name="T7">infoFurgoneta</text:span> = {matricula, pesoMaximo, disponibilidad} para el objeto de la clase Furgoneta, <text:span text:style-name="T7">identificado por idFurgoneta.</text:span></text:p>
          </table:table-cell>
        </table:table-row>
        <table:table-row>
          <table:table-cell table:style-name="Tabla7.A2" office:value-type="string">
            <text:p text:style-name="P39">Precondiciones</text:p>
          </table:table-cell>
          <table:table-cell table:style-name="Tabla7.B8" office:value-type="string">
            <text:p text:style-name="P32"/>
          </table:table-cell>
        </table:table-row>
        <table:table-row>
          <table:table-cell table:style-name="Tabla7.A2" office:value-type="string">
            <text:p text:style-name="P39">Postcondiciones</text:p>
          </table:table-cell>
          <table:table-cell table:style-name="Tabla7.B8" office:value-type="string">
            <text:list xml:id="list8372445489673294288" text:style-name="L14">
              <text:list-header>
                <text:p text:style-name="P59"/>
              </text:list-header>
            </text:list>
          </table:table-cell>
        </table:table-row>
      </table:table>
      <text:p text:style-name="P9"/>
      <text:p text:style-name="P9">1.4. Gestión de Transportes <text:span text:style-name="T1">(Pablo Zafra Jiménez)</text:span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6:09.879927514</meta:creation-date>
    <dc:date>2018-05-06T21:29:51.535345082</dc:date>
    <meta:editing-duration>PT12M18S</meta:editing-duration>
    <meta:editing-cycles>3</meta:editing-cycles>
    <meta:generator>LibreOffice/5.1.6.2$Linux_X86_64 LibreOffice_project/10m0$Build-2</meta:generator>
    <meta:document-statistic meta:table-count="18" meta:image-count="0" meta:object-count="0" meta:page-count="8" meta:paragraph-count="281" meta:word-count="1340" meta:character-count="10157" meta:non-whitespace-character-count="9130"/>
  </office:meta>
</office:document-meta>
</file>